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1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6.636cm"/>
    </style:style>
    <style:style style:name="co6" style:family="table-column">
      <style:table-column-properties fo:break-before="auto" style:column-width="6.16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  <table:table-cell/>
        </table:table-row>
        <table:table-row table:style-name="ro1">
          <table:table-cell office:value-type="string">
            <text:p>Ahuatli 1</text:p>
          </table:table-cell>
          <table:table-cell office:value-type="string">
            <text:p>12 €</text:p>
          </table:table-cell>
          <table:table-cell/>
          <table:table-cell office:value-type="string">
            <text:p>40 mm</text:p>
          </table:table-cell>
          <table:table-cell office:value-type="string">
            <text:p>Ahuatli 1 1</text:p>
          </table:table-cell>
          <table:table-cell table:number-columns-repeated="6"/>
        </table:table-row>
        <table:table-row table:style-name="ro1">
          <table:table-cell office:value-type="string">
            <text:p>Ahuatli 2</text:p>
          </table:table-cell>
          <table:table-cell office:value-type="string">
            <text:p>10 €</text:p>
          </table:table-cell>
          <table:table-cell/>
          <table:table-cell office:value-type="string">
            <text:p>40 mm</text:p>
          </table:table-cell>
          <table:table-cell office:value-type="string">
            <text:p>Ahuatli 2 1</text:p>
          </table:table-cell>
          <table:table-cell table:number-columns-repeated="6"/>
        </table:table-row>
        <table:table-row table:style-name="ro1">
          <table:table-cell office:value-type="string">
            <text:p>Ahuatli Babies</text:p>
          </table:table-cell>
          <table:table-cell office:value-type="string">
            <text:p>4 €</text:p>
          </table:table-cell>
          <table:table-cell/>
          <table:table-cell office:value-type="string">
            <text:p>40 mm</text:p>
          </table:table-cell>
          <table:table-cell office:value-type="string">
            <text:p>Ahuatli Babies 1</text:p>
          </table:table-cell>
          <table:table-cell table:number-columns-repeated="6"/>
        </table:table-row>
        <table:table-row table:style-name="ro1">
          <table:table-cell office:value-type="string">
            <text:p>Ancient Kuakuauitl with Vortex</text:p>
          </table:table-cell>
          <table:table-cell office:value-type="string">
            <text:p>41 €</text:p>
          </table:table-cell>
          <table:table-cell/>
          <table:table-cell office:value-type="string">
            <text:p>50 mm</text:p>
          </table:table-cell>
          <table:table-cell office:value-type="string">
            <text:p>Ancient Kuakuauitl with Vortex 1</text:p>
          </table:table-cell>
          <table:table-cell table:number-columns-repeated="6"/>
        </table:table-row>
        <table:table-row table:style-name="ro1">
          <table:table-cell office:value-type="string">
            <text:p>Archeoptl</text:p>
          </table:table-cell>
          <table:table-cell office:value-type="string">
            <text:p>4 €</text:p>
          </table:table-cell>
          <table:table-cell/>
          <table:table-cell office:value-type="string">
            <text:p>20 mm</text:p>
          </table:table-cell>
          <table:table-cell office:value-type="string">
            <text:p>Archeoptl 1</text:p>
          </table:table-cell>
          <table:table-cell table:number-columns-repeated="6"/>
        </table:table-row>
        <table:table-row table:style-name="ro1">
          <table:table-cell office:value-type="string">
            <text:p>Atlacoya the Sunarcher</text:p>
          </table:table-cell>
          <table:table-cell office:value-type="string">
            <text:p>5 €</text:p>
          </table:table-cell>
          <table:table-cell/>
          <table:table-cell office:value-type="string">
            <text:p>20 mm</text:p>
          </table:table-cell>
          <table:table-cell office:value-type="string">
            <text:p>Atlacoya the Sunarcher 1</text:p>
          </table:table-cell>
          <table:table-cell table:number-columns-repeated="6"/>
        </table:table-row>
        <table:table-row table:style-name="ro1">
          <table:table-cell office:value-type="string">
            <text:p>Ayokalotl with Lightning Engine</text:p>
          </table:table-cell>
          <table:table-cell office:value-type="string">
            <text:p>46 €</text:p>
          </table:table-cell>
          <table:table-cell office:value-type="string">
            <text:p>100x50 mm</text:p>
          </table:table-cell>
          <table:table-cell/>
          <table:table-cell office:value-type="string">
            <text:p>Ayokalotl with Lightning Engine 1</text:p>
          </table:table-cell>
          <table:table-cell table:number-columns-repeated="6"/>
        </table:table-row>
        <table:table-row table:style-name="ro1">
          <table:table-cell office:value-type="string">
            <text:p>Ayokalotl with Tekuetl Swarm</text:p>
          </table:table-cell>
          <table:table-cell office:value-type="string">
            <text:p>50 €</text:p>
          </table:table-cell>
          <table:table-cell office:value-type="string">
            <text:p>100x50 mm</text:p>
          </table:table-cell>
          <table:table-cell/>
          <table:table-cell office:value-type="string">
            <text:p>Ayokalotl with Tekuetl Swarm 1</text:p>
          </table:table-cell>
          <table:table-cell table:number-columns-repeated="6"/>
        </table:table-row>
        <table:table-row table:style-name="ro1">
          <table:table-cell office:value-type="string">
            <text:p>Ayotl Unit x3</text:p>
          </table:table-cell>
          <table:table-cell office:value-type="string">
            <text:p>17 €</text:p>
          </table:table-cell>
          <table:table-cell office:value-type="string">
            <text:p>40x40 mm</text:p>
          </table:table-cell>
          <table:table-cell/>
          <table:table-cell office:value-type="string">
            <text:p>Ayotl Unit x3 1</text:p>
          </table:table-cell>
          <table:table-cell table:number-columns-repeated="6"/>
        </table:table-row>
        <table:table-row table:style-name="ro1">
          <table:table-cell office:value-type="string">
            <text:p>Cipactli Unit x3</text:p>
          </table:table-cell>
          <table:table-cell office:value-type="string">
            <text:p>25 €</text:p>
          </table:table-cell>
          <table:table-cell office:value-type="string">
            <text:p>50x50 mm</text:p>
          </table:table-cell>
          <table:table-cell/>
          <table:table-cell office:value-type="string">
            <text:p>Cipactli Unit x3 1</text:p>
          </table:table-cell>
          <table:table-cell table:number-columns-repeated="6"/>
        </table:table-row>
        <table:table-row table:style-name="ro1">
          <table:table-cell office:value-type="string">
            <text:p>Coatl Guard Etat-Major</text:p>
          </table:table-cell>
          <table:table-cell office:value-type="string">
            <text:p>16 €</text:p>
          </table:table-cell>
          <table:table-cell office:value-type="string">
            <text:p>25x25 mm</text:p>
          </table:table-cell>
          <table:table-cell/>
          <table:table-cell office:value-type="string">
            <text:p>Coatl Guard Etat-Major 1</text:p>
          </table:table-cell>
          <table:table-cell office:value-type="string">
            <text:p>Coatl Guard Etat-Major 2</text:p>
          </table:table-cell>
          <table:table-cell table:number-columns-repeated="5"/>
        </table:table-row>
        <table:table-row table:style-name="ro1">
          <table:table-cell office:value-type="string">
            <text:p>Coatl Guard x10</text:p>
          </table:table-cell>
          <table:table-cell office:value-type="string">
            <text:p>25 €</text:p>
          </table:table-cell>
          <table:table-cell office:value-type="string">
            <text:p>25x25 mm</text:p>
          </table:table-cell>
          <table:table-cell/>
          <table:table-cell office:value-type="string">
            <text:p>Coatl Guard x10 1</text:p>
          </table:table-cell>
          <table:table-cell office:value-type="string">
            <text:p>Coatl Guard Etat-Major 2</text:p>
          </table:table-cell>
          <table:table-cell table:number-columns-repeated="5"/>
        </table:table-row>
        <table:table-row table:style-name="ro1">
          <table:table-cell office:value-type="string">
            <text:p>Coatlicue, Cuetzpal Mother</text:p>
          </table:table-cell>
          <table:table-cell office:value-type="string">
            <text:p>5 €</text:p>
          </table:table-cell>
          <table:table-cell/>
          <table:table-cell office:value-type="string">
            <text:p>25 mm</text:p>
          </table:table-cell>
          <table:table-cell office:value-type="string">
            <text:p>Coatlicue, Cuetzpal Mother 1</text:p>
          </table:table-cell>
          <table:table-cell table:number-columns-repeated="6"/>
        </table:table-row>
        <table:table-row table:style-name="ro1">
          <table:table-cell office:value-type="string">
            <text:p>Colohti</text:p>
          </table:table-cell>
          <table:table-cell office:value-type="string">
            <text:p>17 €</text:p>
          </table:table-cell>
          <table:table-cell/>
          <table:table-cell office:value-type="string">
            <text:p>40 mm</text:p>
          </table:table-cell>
          <table:table-cell office:value-type="string">
            <text:p>Colohti 1</text:p>
          </table:table-cell>
          <table:table-cell table:number-columns-repeated="6"/>
        </table:table-row>
        <table:table-row table:style-name="ro1">
          <table:table-cell office:value-type="string">
            <text:p>Cowabunga Ayotl Squad x5</text:p>
          </table:table-cell>
          <table:table-cell office:value-type="string">
            <text:p>25 €</text:p>
          </table:table-cell>
          <table:table-cell/>
          <table:table-cell office:value-type="string">
            <text:p>20 mm</text:p>
          </table:table-cell>
          <table:table-cell office:value-type="string">
            <text:p>Cowabunga Ayotl Squad x5 1</text:p>
          </table:table-cell>
          <table:table-cell table:number-columns-repeated="6"/>
        </table:table-row>
        <table:table-row table:style-name="ro1">
          <table:table-cell office:value-type="string">
            <text:p>Cuetzpalli regiment with bows x10</text:p>
          </table:table-cell>
          <table:table-cell office:value-type="string">
            <text:p>12 €</text:p>
          </table:table-cell>
          <table:table-cell/>
          <table:table-cell office:value-type="string">
            <text:p>20 mm</text:p>
          </table:table-cell>
          <table:table-cell office:value-type="string">
            <text:p>Cuetzpalli regiment with bows x10 1</text:p>
          </table:table-cell>
          <table:table-cell table:number-columns-repeated="6"/>
        </table:table-row>
        <table:table-row table:style-name="ro1">
          <table:table-cell office:value-type="string">
            <text:p>Cuetzpalli regiment with spears x10</text:p>
          </table:table-cell>
          <table:table-cell office:value-type="string">
            <text:p>11 €</text:p>
          </table:table-cell>
          <table:table-cell/>
          <table:table-cell office:value-type="string">
            <text:p>20 mm</text:p>
          </table:table-cell>
          <table:table-cell office:value-type="string">
            <text:p>Cuetzpalli regiment with spears x10 1</text:p>
          </table:table-cell>
          <table:table-cell table:number-columns-repeated="6"/>
        </table:table-row>
        <table:table-row table:style-name="ro1">
          <table:table-cell office:value-type="string">
            <text:p>Ehecatl Le Dévoreur</text:p>
          </table:table-cell>
          <table:table-cell office:value-type="string">
            <text:p>20 €</text:p>
          </table:table-cell>
          <table:table-cell office:value-type="string">
            <text:p>50x50 mm</text:p>
          </table:table-cell>
          <table:table-cell/>
          <table:table-cell office:value-type="string">
            <text:p>Ehecatl Le Dévoreur 1</text:p>
          </table:table-cell>
          <table:table-cell office:value-type="string">
            <text:p>Ehecatl Le Dévoreur 2</text:p>
          </table:table-cell>
          <table:table-cell office:value-type="string">
            <text:p>Ehecatl Le Dévoreur 3</text:p>
          </table:table-cell>
          <table:table-cell office:value-type="string">
            <text:p>Ehecatl Le Dévoreur 4</text:p>
          </table:table-cell>
          <table:table-cell table:number-columns-repeated="3"/>
        </table:table-row>
        <table:table-row table:style-name="ro1">
          <table:table-cell office:value-type="string">
            <text:p>Ezocamatl Etat-Major</text:p>
          </table:table-cell>
          <table:table-cell office:value-type="string">
            <text:p>8 €</text:p>
          </table:table-cell>
          <table:table-cell office:value-type="string">
            <text:p>25x25 mm</text:p>
          </table:table-cell>
          <table:table-cell/>
          <table:table-cell office:value-type="string">
            <text:p>Ezocamatl Etat-Major 1</text:p>
          </table:table-cell>
          <table:table-cell table:number-columns-repeated="6"/>
        </table:table-row>
        <table:table-row table:style-name="ro1">
          <table:table-cell office:value-type="string">
            <text:p>Ezocamatl Knights x5</text:p>
          </table:table-cell>
          <table:table-cell office:value-type="string">
            <text:p>40 €</text:p>
          </table:table-cell>
          <table:table-cell office:value-type="string">
            <text:p>25x50 mm</text:p>
          </table:table-cell>
          <table:table-cell/>
          <table:table-cell office:value-type="string">
            <text:p>Ezocamatl Knights x5 1</text:p>
          </table:table-cell>
          <table:table-cell table:number-columns-repeated="6"/>
        </table:table-row>
        <table:table-row table:style-name="ro1">
          <table:table-cell office:value-type="string">
            <text:p>Ezocamtl General on Dilophosaurus</text:p>
          </table:table-cell>
          <table:table-cell office:value-type="string">
            <text:p>33 €</text:p>
          </table:table-cell>
          <table:table-cell office:value-type="string">
            <text:p>25x50 mm</text:p>
          </table:table-cell>
          <table:table-cell/>
          <table:table-cell office:value-type="string">
            <text:p>Ezocamtl General on Dilophosaurus 1</text:p>
          </table:table-cell>
          <table:table-cell table:number-columns-repeated="6"/>
        </table:table-row>
        <table:table-row table:style-name="ro1">
          <table:table-cell office:value-type="string">
            <text:p>Ezocamtl Knights Etat-Major</text:p>
          </table:table-cell>
          <table:table-cell office:value-type="string">
            <text:p>36 €</text:p>
          </table:table-cell>
          <table:table-cell office:value-type="string">
            <text:p>25x50 mm</text:p>
          </table:table-cell>
          <table:table-cell/>
          <table:table-cell office:value-type="string">
            <text:p>Ezocamtl Knights Etat-Major 1</text:p>
          </table:table-cell>
          <table:table-cell table:number-columns-repeated="6"/>
        </table:table-row>
        <table:table-row table:style-name="ro1">
          <table:table-cell office:value-type="string">
            <text:p>Gallillimus Kuaxotl Riders x5</text:p>
          </table:table-cell>
          <table:table-cell office:value-type="string">
            <text:p>36 €</text:p>
          </table:table-cell>
          <table:table-cell office:value-type="string">
            <text:p>25x50 mm</text:p>
          </table:table-cell>
          <table:table-cell/>
          <table:table-cell office:value-type="string">
            <text:p>Gallillimus Kuaxotl Riders x5 1</text:p>
          </table:table-cell>
          <table:table-cell table:number-columns-repeated="6"/>
        </table:table-row>
        <table:table-row table:style-name="ro1">
          <table:table-cell office:value-type="string">
            <text:p>Hueitechtcatl</text:p>
          </table:table-cell>
          <table:table-cell office:value-type="string">
            <text:p>45 €</text:p>
          </table:table-cell>
          <table:table-cell office:value-type="string">
            <text:p>100x50 mm</text:p>
          </table:table-cell>
          <table:table-cell/>
          <table:table-cell office:value-type="string">
            <text:p>Hueitechtcatl 1</text:p>
          </table:table-cell>
          <table:table-cell office:value-type="string">
            <text:p>Hueitechtcatl 3</text:p>
          </table:table-cell>
          <table:table-cell office:value-type="string">
            <text:p>Hueitechtcatl 2</text:p>
          </table:table-cell>
          <table:table-cell table:number-columns-repeated="4"/>
        </table:table-row>
        <table:table-row table:style-name="ro1">
          <table:table-cell office:value-type="string">
            <text:p>Kechnakatl</text:p>
          </table:table-cell>
          <table:table-cell office:value-type="string">
            <text:p>300 €</text:p>
          </table:table-cell>
          <table:table-cell office:value-type="string">
            <text:p>100x200 mm</text:p>
          </table:table-cell>
          <table:table-cell/>
          <table:table-cell office:value-type="string">
            <text:p>Kechnakatl 1</text:p>
          </table:table-cell>
          <table:table-cell office:value-type="string">
            <text:p>Kechnakatl 2</text:p>
          </table:table-cell>
          <table:table-cell office:value-type="string">
            <text:p>Kechnakatl 3</text:p>
          </table:table-cell>
          <table:table-cell table:number-columns-repeated="4"/>
        </table:table-row>
        <table:table-row table:style-name="ro1">
          <table:table-cell office:value-type="string">
            <text:p>Kuakuauitl Cuetzpalli Riders x5</text:p>
          </table:table-cell>
          <table:table-cell office:value-type="string">
            <text:p>29 €</text:p>
          </table:table-cell>
          <table:table-cell office:value-type="string">
            <text:p>25x50 mm</text:p>
          </table:table-cell>
          <table:table-cell/>
          <table:table-cell office:value-type="string">
            <text:p>Kuakuauitl Cuetzpalli Riders x5 1</text:p>
          </table:table-cell>
          <table:table-cell table:number-columns-repeated="6"/>
        </table:table-row>
        <table:table-row table:style-name="ro1">
          <table:table-cell office:value-type="string">
            <text:p>Kuakuauitl with Balista</text:p>
          </table:table-cell>
          <table:table-cell office:value-type="string">
            <text:p>50 €</text:p>
          </table:table-cell>
          <table:table-cell/>
          <table:table-cell office:value-type="string">
            <text:p>50 mm</text:p>
          </table:table-cell>
          <table:table-cell office:value-type="string">
            <text:p>Kuakuauitl with Balista 1</text:p>
          </table:table-cell>
          <table:table-cell table:number-columns-repeated="6"/>
        </table:table-row>
        <table:table-row table:style-name="ro1">
          <table:table-cell office:value-type="string">
            <text:p>Kuaxotl hero</text:p>
          </table:table-cell>
          <table:table-cell office:value-type="string">
            <text:p>4 €</text:p>
          </table:table-cell>
          <table:table-cell/>
          <table:table-cell office:value-type="string">
            <text:p>20 mm</text:p>
          </table:table-cell>
          <table:table-cell office:value-type="string">
            <text:p>Kuaxotl hero 1</text:p>
          </table:table-cell>
          <table:table-cell table:number-columns-repeated="6"/>
        </table:table-row>
        <table:table-row table:style-name="ro1">
          <table:table-cell office:value-type="string">
            <text:p>Kuaxotl Unit x5</text:p>
          </table:table-cell>
          <table:table-cell office:value-type="string">
            <text:p>9 €</text:p>
          </table:table-cell>
          <table:table-cell/>
          <table:table-cell office:value-type="string">
            <text:p>20 mm</text:p>
          </table:table-cell>
          <table:table-cell office:value-type="string">
            <text:p>Kuaxotl Unit x5 1</text:p>
          </table:table-cell>
          <table:table-cell table:number-columns-repeated="6"/>
        </table:table-row>
        <table:table-row table:style-name="ro1">
          <table:table-cell office:value-type="string">
            <text:p>Metzli the Ruthless</text:p>
          </table:table-cell>
          <table:table-cell office:value-type="string">
            <text:p>36 €</text:p>
          </table:table-cell>
          <table:table-cell/>
          <table:table-cell office:value-type="string">
            <text:p>40 mm</text:p>
          </table:table-cell>
          <table:table-cell office:value-type="string">
            <text:p>Metzli the Ruthless 1</text:p>
          </table:table-cell>
          <table:table-cell table:number-columns-repeated="6"/>
        </table:table-row>
        <table:table-row table:style-name="ro1">
          <table:table-cell office:value-type="string">
            <text:p>Ometeotl, Supreme Sorcerer Coatl</text:p>
          </table:table-cell>
          <table:table-cell office:value-type="string">
            <text:p>40 €</text:p>
          </table:table-cell>
          <table:table-cell office:value-type="string">
            <text:p>50x50 mm</text:p>
          </table:table-cell>
          <table:table-cell/>
          <table:table-cell office:value-type="string">
            <text:p>Ometeotl, Supreme Sorcerer Coatl 1</text:p>
          </table:table-cell>
          <table:table-cell office:value-type="string">
            <text:p>Ometeotl, Supreme Sorcerer Coatl 2</text:p>
          </table:table-cell>
          <table:table-cell office:value-type="string">
            <text:p>Ometeotl, Supreme Sorcerer Coatl 3</text:p>
          </table:table-cell>
          <table:table-cell office:value-type="string">
            <text:p>Ometeotl, Supreme Sorcerer Coatl 4</text:p>
          </table:table-cell>
          <table:table-cell office:value-type="string">
            <text:p>Ometeotl, Supreme Sorcerer Coatl 5</text:p>
          </table:table-cell>
          <table:table-cell office:value-type="string">
            <text:p>Ometeotl, Supreme Sorcerer Coatl 6</text:p>
          </table:table-cell>
          <table:table-cell office:value-type="string">
            <text:p>Ometeotl, Supreme Sorcerer Coatl 7</text:p>
          </table:table-cell>
        </table:table-row>
        <table:table-row table:style-name="ro1">
          <table:table-cell office:value-type="string">
            <text:p>Ptera Yacatli Unit x3</text:p>
          </table:table-cell>
          <table:table-cell office:value-type="string">
            <text:p>42 €</text:p>
          </table:table-cell>
          <table:table-cell office:value-type="string">
            <text:p>40x40 mm</text:p>
          </table:table-cell>
          <table:table-cell/>
          <table:table-cell office:value-type="string">
            <text:p>Ptera Yacatli Unit x3 1</text:p>
          </table:table-cell>
          <table:table-cell table:number-columns-repeated="6"/>
        </table:table-row>
        <table:table-row table:style-name="ro1">
          <table:table-cell office:value-type="string">
            <text:p>Quetzalcoatl, the Feathered Goddess</text:p>
          </table:table-cell>
          <table:table-cell office:value-type="string">
            <text:p>190 €</text:p>
          </table:table-cell>
          <table:table-cell table:number-columns-repeated="2"/>
          <table:table-cell office:value-type="string">
            <text:p>Quetzalcoatl, the Feathered Goddess 1</text:p>
          </table:table-cell>
          <table:table-cell office:value-type="string">
            <text:p>Quetzalcoatl, the Feathered Goddess 2</text:p>
          </table:table-cell>
          <table:table-cell office:value-type="string">
            <text:p>Quetzalcoatl, the Feathered Goddess 3</text:p>
          </table:table-cell>
          <table:table-cell office:value-type="string">
            <text:p>Quetzalcoatl, the Feathered Goddess 4</text:p>
          </table:table-cell>
          <table:table-cell table:number-columns-repeated="3"/>
        </table:table-row>
        <table:table-row table:style-name="ro1">
          <table:table-cell office:value-type="string">
            <text:p>Ripperdactyls Tlantliatzli Unit x3</text:p>
          </table:table-cell>
          <table:table-cell office:value-type="string">
            <text:p>43 €</text:p>
          </table:table-cell>
          <table:table-cell office:value-type="string">
            <text:p>40x40 mm</text:p>
          </table:table-cell>
          <table:table-cell/>
          <table:table-cell office:value-type="string">
            <text:p>Ripperdactyls Tlantliatzli Unit x3 1</text:p>
          </table:table-cell>
          <table:table-cell table:number-columns-repeated="6"/>
        </table:table-row>
        <table:table-row table:style-name="ro1">
          <table:table-cell office:value-type="string">
            <text:p>Tezcatlipoca, the God Kid</text:p>
          </table:table-cell>
          <table:table-cell office:value-type="string">
            <text:p>6 €</text:p>
          </table:table-cell>
          <table:table-cell office:value-type="string">
            <text:p>40x40 mm</text:p>
          </table:table-cell>
          <table:table-cell/>
          <table:table-cell office:value-type="string">
            <text:p>Tezcatlipoca, the God Kid 1</text:p>
          </table:table-cell>
          <table:table-cell table:number-columns-repeated="6"/>
        </table:table-row>
        <table:table-row table:style-name="ro1">
          <table:table-cell office:value-type="string">
            <text:p>Tlaloc on Hueitechtcatl</text:p>
          </table:table-cell>
          <table:table-cell office:value-type="string">
            <text:p>60 €</text:p>
          </table:table-cell>
          <table:table-cell office:value-type="string">
            <text:p>100x50 mm</text:p>
          </table:table-cell>
          <table:table-cell/>
          <table:table-cell office:value-type="string">
            <text:p>Tlaloc on Hueitechtcatl 1</text:p>
          </table:table-cell>
          <table:table-cell table:number-columns-repeated="6"/>
        </table:table-row>
        <table:table-row table:style-name="ro1">
          <table:table-cell office:value-type="string">
            <text:p>Tlaloc, The Osprey</text:p>
          </table:table-cell>
          <table:table-cell office:value-type="string">
            <text:p>20 €</text:p>
          </table:table-cell>
          <table:table-cell office:value-type="string">
            <text:p>50x50 mm</text:p>
          </table:table-cell>
          <table:table-cell/>
          <table:table-cell office:value-type="string">
            <text:p>Tlaloc, The Osprey 1</text:p>
          </table:table-cell>
          <table:table-cell table:number-columns-repeated="6"/>
        </table:table-row>
        <table:table-row table:style-name="ro1">
          <table:table-cell office:value-type="string">
            <text:p>Tlauilokotl</text:p>
          </table:table-cell>
          <table:table-cell office:value-type="string">
            <text:p>58 €</text:p>
          </table:table-cell>
          <table:table-cell office:value-type="string">
            <text:p>100x50 mm</text:p>
          </table:table-cell>
          <table:table-cell/>
          <table:table-cell office:value-type="string">
            <text:p>Tlauilokotl 1</text:p>
          </table:table-cell>
          <table:table-cell table:number-columns-repeated="6"/>
        </table:table-row>
        <table:table-row table:style-name="ro1">
          <table:table-cell office:value-type="string">
            <text:p>Tlemiahuatl 1</text:p>
          </table:table-cell>
          <table:table-cell office:value-type="string">
            <text:p>18 €</text:p>
          </table:table-cell>
          <table:table-cell/>
          <table:table-cell office:value-type="string">
            <text:p>40 mm</text:p>
          </table:table-cell>
          <table:table-cell office:value-type="string">
            <text:p>Tlemiahuatl 1 1</text:p>
          </table:table-cell>
          <table:table-cell table:number-columns-repeated="6"/>
        </table:table-row>
        <table:table-row table:style-name="ro1">
          <table:table-cell office:value-type="string">
            <text:p>Tlemiahuatl 2</text:p>
          </table:table-cell>
          <table:table-cell office:value-type="string">
            <text:p>15 €</text:p>
          </table:table-cell>
          <table:table-cell/>
          <table:table-cell office:value-type="string">
            <text:p>40 mm</text:p>
          </table:table-cell>
          <table:table-cell office:value-type="string">
            <text:p>Tlemiahuatl 2 1</text:p>
          </table:table-cell>
          <table:table-cell table:number-columns-repeated="6"/>
        </table:table-row>
        <table:table-row table:style-name="ro1">
          <table:table-cell office:value-type="string">
            <text:p>Tlemiahuatl 3</text:p>
          </table:table-cell>
          <table:table-cell office:value-type="string">
            <text:p>15 €</text:p>
          </table:table-cell>
          <table:table-cell/>
          <table:table-cell office:value-type="string">
            <text:p>40 mm</text:p>
          </table:table-cell>
          <table:table-cell office:value-type="string">
            <text:p>Tlemiahuatl 3 1</text:p>
          </table:table-cell>
          <table:table-cell table:number-columns-repeated="6"/>
        </table:table-row>
        <table:table-row table:style-name="ro1">
          <table:table-cell office:value-type="string">
            <text:p>Tonatiuh, <text:s/>Coatl whisperer</text:p>
          </table:table-cell>
          <table:table-cell office:value-type="string">
            <text:p>5 €</text:p>
          </table:table-cell>
          <table:table-cell office:value-type="string">
            <text:p>40x40 mm</text:p>
          </table:table-cell>
          <table:table-cell/>
          <table:table-cell office:value-type="string">
            <text:p>Tonatiuh, <text:s/>Coatl whisperer 1</text:p>
          </table:table-cell>
          <table:table-cell table:number-columns-repeated="6"/>
        </table:table-row>
        <table:table-row table:style-name="ro1">
          <table:table-cell office:value-type="string">
            <text:p>Yacatecuhtli, Cuetzpal Father</text:p>
          </table:table-cell>
          <table:table-cell office:value-type="string">
            <text:p>5 €</text:p>
          </table:table-cell>
          <table:table-cell/>
          <table:table-cell office:value-type="string">
            <text:p>25 mm</text:p>
          </table:table-cell>
          <table:table-cell office:value-type="string">
            <text:p>Yacatecuhtli, Cuetzpal Father 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3">13/07/2025</text:date>, <text:time>18:5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3T18:54:13.31</dc:date>
    <dc:creator>Ycham BOUNOUAR</dc:creator>
    <meta:editing-duration>PT2M19S</meta:editing-duration>
    <meta:editing-cycles>1</meta:editing-cycles>
    <meta:document-statistic meta:table-count="1" meta:cell-count="199" meta:object-count="0"/>
  </office:meta>
</office:document-meta>
</file>